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center" fo:margin-bottom="10.00pt"/>
    </style:style>
    <style:style style:name="P4" style:family="paragraph">
      <style:paragraph-properties fo:line-height="100.00%" fo:text-align="left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00.00%" fo:text-align="left" fo:margin-right="-23.45p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OCUMENTAÇÃO</text:span></text:p>
      <text:p text:style-name="P1"><text:span text:style-name="T1"/></text:p>
      <text:p text:style-name="P2"><text:span text:style-name="T2">LIDER: Leticia</text:span></text:p>
      <text:p text:style-name="P2"><text:span text:style-name="T2">MEMBRO: Kaiky</text:span></text:p>
      <text:p text:style-name="P2"><text:span text:style-name="T2">MEMBRO: Kamily</text:span></text:p>
      <text:p text:style-name="P2"><text:span text:style-name="T2">MEMBRO: Mariana</text:span></text:p>
      <text:p text:style-name="P2"><text:span text:style-name="T2">MEMBRO: Leonardo</text:span></text:p>
      <text:p text:style-name="P2"><text:span text:style-name="T2">MEMBRO: Wesley</text:span></text:p>
      <text:p text:style-name="P2"><text:span text:style-name="T3"/></text:p>
      <text:p text:style-name="P2"><text:span text:style-name="T3">Nome da empresa</text:span><text:span text:style-name="T4">:<text:s/></text:span><text:span text:style-name="T5">BI BRIDGE</text:span></text:p>
      <text:p text:style-name="P2"><text:span text:style-name="T6">Logo da empresa:</text:span><text:span text:style-name="T7"/></text:p>
      <text:p text:style-name="P3"><draw:frame text:anchor-type="as-char" svg:width="116.68mm" svg:height="116.68mm" style:rel-width="scale" style:rel-height="scale"><draw:object-ole xlink:href="OleObj1"/><draw:image xlink:href="ObjectReplacements/OleObj1"/></draw:frame><text:span text:style-name="T7"/></text:p>
      <text:p text:style-name="P4"><text:span text:style-name="T8">Problema<text:s/></text:span><text:span text:style-name="T9"/></text:p>
      <text:p text:style-name="P4"><text:span text:style-name="T9">aprimoramento da eficácia operacional, do planejamento estratégico e do aumento das vendas:</text:span></text:p>
      <text:list text:style-name="L5">
        <text:list-item>
          <text:p text:style-name="P5"><text:span text:style-name="T10">Identificação de tendências de produtos;</text:span></text:p>
        </text:list-item>
        <text:list-item>
          <text:p text:style-name="P5"><text:span text:style-name="T10">Previsão de demanda e estoque ideal:;</text:span></text:p>
        </text:list-item>
        <text:list-item>
          <text:p text:style-name="P5"><text:span text:style-name="T10">Identificação de tendências de produtos</text:span></text:p>
        </text:list-item>
      </text:list>
      <text:p text:style-name="P6"><text:span text:style-name="T10"/></text:p>
      <text:p text:style-name="P7"><text:span text:style-name="T11">1. Variação de Preços:<text:s/></text:span><text:span text:style-name="T12">A empresa vende uma variedade de produtos com diferentes preços originais e descontos. Analisar a variação nos preços dos produtos ao longo do tempo pode ajudar a entender as tendências de compra e ajustar estratégias de precificação.</text:span></text:p>
      <text:p text:style-name="P7"><text:span text:style-name="T13">2. Desempenho de Produtos:<text:s/></text:span><text:span text:style-name="T14">É crucial analisar o desempenho de cada produto em termos de vendas. Identificar quais produtos são mais populares e quais podem precisar de ajustes nas estratégias de marketing ou de estoque.</text:span></text:p>
      <text:p text:style-name="P7"><text:span text:style-name="T15">3. Segmentação por Região:<text:s/></text:span><text:span text:style-name="T16">Como a empresa opera em diversas regiões do Brasil, é importante analisar as vendas em cada região. Isso pode revelar padrões geográficos de demanda e possibilitar ajustes na oferta de produtos conforme a demanda local.</text:span></text:p>
      <text:p text:style-name="P7"><text:span text:style-name="T17">4. Análise de Fornecedores:<text:s/></text:span><text:span text:style-name="T18">A empresa trabalha com diferentes fornecedores. Avaliar o desempenho de cada fornecedor em termos de entregas, preços e qualidade dos produtos pode ser crucial para tomar decisões estratégicas.</text:span></text:p>
      <text:p text:style-name="P7"><text:span text:style-name="T19">5. Comportamento do Comprador:<text:s/></text:span><text:span text:style-name="T20">Entender o comportamento dos compradores pode ser valioso. Por exemplo, identificar padrões de compra de clientes recorrentes, preferências de produtos e horários de compra pode orientar estratégias de marketing personalizadas.</text:span></text:p>
      <text:p text:style-name="P7"><text:span text:style-name="T21">6. Estratégias de Desconto:<text:s/></text:span><text:span text:style-name="T22">Compreender a eficácia das estratégias de desconto é vital. Analisar se os descontos aplicados resultam em aumento nas vendas e lucratividade.</text:span></text:p>
      <text:p text:style-name="P7"><text:span text:style-name="T22"/></text:p>
      <text:p text:style-name="P7"><text:span text:style-name="T23">Solução Proposta:</text:span><text:span text:style-name="T24"/></text:p>
      <text:p text:style-name="P7"><text:span text:style-name="T24"/></text:p>
      <text:list text:style-name="L8">
        <text:list-item>
          <text:p text:style-name="P8"><text:span text:style-name="T24">Utilizar visualizações geográficas para destacar padrões de vendas em diferentes regiões;</text:span></text:p>
        </text:list-item>
        <text:list-item>
          <text:p text:style-name="P8"><text:span text:style-name="T24">Identificar oportunidades de crescimento e ajustar estratégias de estoque com base nas preferências regionais;</text:span></text:p>
        </text:list-item>
        <text:list-item>
          <text:p text:style-name="P8"><text:span text:style-name="T24">Implementar análises de comportamento do cliente, como padrões de compra, frequência de compra e produtos preferidos;</text:span></text:p>
        </text:list-item>
        <text:list-item>
          <text:p text:style-name="P8"><text:span text:style-name="T24">Personalizar ofertas e campanhas de marketing com base nessas informações;</text:span></text:p>
        </text:list-item>
        <text:list-item>
          <text:p text:style-name="P8"><text:span text:style-name="T24">Analisar o impacto de diferentes estratégias de desconto nas vendas e na lucratividade;</text:span></text:p>
        </text:list-item>
        <text:list-item>
          <text:p text:style-name="P8"><text:span text:style-name="T24">Ajustar dinamicamente as estratégias com base nos resultados da análise;</text:span></text:p>
        </text:list-item>
      </text:list>
      <text:p text:style-name="P9"><text:span text:style-name="T24"/></text:p>
      <text:p text:style-name="P10"><draw:frame text:anchor-type="as-char" svg:width="146.58mm" svg:height="68.00mm" style:rel-width="scale" style:rel-height="scale"><draw:object-ole xlink:href="OleObj2"/><draw:image xlink:href="ObjectReplacements/OleObj2"/></draw:frame><text:span text:style-name="T24"/></text:p>
      <text:p text:style-name="P10"><text:span text:style-name="T24"/></text:p>
      <text:p text:style-name="P10"><text:span text:style-name="T24">link github:<text:s/></text:span><text:a xlink:href="https://github.com/WesleyKaihara/shopping_etl"><text:span text:style-name="T25">https://github.com/WesleyKaihara/shopping_etl</text:span></text:a><text:span text:style-name="T26"/></text:p>
      <text:p text:style-name="P10"><text:span text:style-name="T26"/></text:p>
      <text:p text:style-name="P10"><draw:frame text:anchor-type="as-char" svg:width="146.58mm" svg:height="63.24mm" style:rel-width="scale" style:rel-height="scale"><draw:object-ole xlink:href="OleObj3"/><draw:image xlink:href="ObjectReplacements/OleObj3"/></draw:frame><text:span text:style-name="T26"/></text:p>
      <text:p text:style-name="P10"><text:span text:style-name="T26"/></text:p>
      <text:p text:style-name="P10"><draw:frame text:anchor-type="as-char" svg:width="146.58mm" svg:height="115.89mm" style:rel-width="scale" style:rel-height="scale"><draw:object-ole xlink:href="OleObj4"/><draw:image xlink:href="ObjectReplacements/OleObj4"/></draw:frame><text:span text:style-name="T26"/></text:p>
      <text:p text:style-name="P10"><text:span text:style-name="T26"/></text:p>
      <text:p text:style-name="P10"><text:span text:style-name="T27"/></text:p>
      <text:p text:style-name="P11"><text:span text:style-name="T27"/></text:p>
      <text:p text:style-name="P12"><text:span text:style-name="T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